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Calibri1" style:font-name-asian="Calibri1" style:font-name-complex="Calibri1"/>
    </style:style>
    <style:style style:name="ce2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8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9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e30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9.25pt" style:use-optimal-row-height="tru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114.75pt" style:use-optimal-row-height="true" fo:break-before="auto"/>
    </style:style>
    <style:style style:name="ro14" style:family="table-row">
      <style:table-row-properties style:row-height="100.5pt" style:use-optimal-row-height="true" fo:break-before="auto"/>
    </style:style>
    <style:style style:name="ro1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4">
            <text:p>5 dni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9">
            <text:p>5 dni</text:p>
          </table:table-cell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Nauka generacji pdf, stworzenie propotypu klasy do generacji pdf, ustalenie jakie wyjątki powinna zgłaszać funkcja do wczytywania sygnału</text:p>
          </table:table-cell>
          <table:table-cell office:value-type="string" table:style-name="ce19">
            <text:p>5dni</text:p>
          </table:table-cell>
          <table:table-cell office:value-type="string" table:style-name="ce18">
            <text:p>stworzenie prostego pdfa z jednym wykresem</text:p>
          </table:table-cell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rzegląd literaturowy <text:s/>(5h)</text:p>
            <text:p>Przygotowanie prezentacji, opis i analiza 2 wybranych algorytmów (2,5h)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rzegląd literaturowy <text:s/>(5h)</text:p>
            <text:p>Przygotowanie prezentacji, opis i analiza 2 wybranych algorytmów (2,5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">
            <text:p>Przegląd literatury mający na celu znalezienie sposobów charakterystyki pętli T w sygnale VCG +prezentacja wstępna</text:p>
          </table:table-cell>
          <table:table-cell office:value-type="string" table:style-name="ce19">
            <text:p>10h</text:p>
          </table:table-cell>
          <table:table-cell office:value-type="string" table:style-name="ce13">
            <text:p>znalezienie odpowiednich parametrów, wykonanie prezentacji</text:p>
          </table:table-cell>
          <table:table-cell office:value-type="string" table:style-name="ce14">
            <text:p>1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3">
            <text:p>Przeglad literatury – znalezienie dwóch sposobów konwersji sygnału EKG na VCG + prezentacja wstępna</text:p>
          </table:table-cell>
          <table:table-cell office:value-type="string" table:style-name="ce19">
            <text:p>10h</text:p>
          </table:table-cell>
          <table:table-cell office:value-type="string" table:style-name="ce18">
            <text:p>znalezienie opisu transformacji Levkova i odwrotnej transformacji Dovera, wykonanie prezentacji</text:p>
          </table:table-cell>
          <table:table-cell office:value-type="string" table:style-name="ce19">
            <text:p>10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4">
            <text:p>4 dni</text:p>
          </table:table-cell>
          <table:table-cell office:value-type="string" table:style-name="ce13">
            <text:p>Stworzenie prezentacji, przegląd literatury, prace wstępne nad projektem.</text:p>
          </table:table-cell>
          <table:table-cell office:value-type="string" table:style-name="ce14">
            <text:p>4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office:value-type="string" table:style-name="ce18">
            <text:p>Częściowa implementacja algorytmu w Matlabie, przegląd literatury. Stworzenie prezentacji.</text:p>
          </table:table-cell>
          <table:table-cell office:value-type="string" table:style-name="ce19">
            <text:p>5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0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office:value-type="string" table:style-name="ce13">
            <text:p>wykonanie prezentacji, wybranie metody</text:p>
          </table:table-cell>
          <table:table-cell office:value-type="string" table:style-name="ce14">
            <text:p>8 godzin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egląd literatury i dostępnych rozwiązań, wykonanie prezentacji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2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Przegląd literatury i dostępnych rozwiązań, wykonanie prezentacji.</text:p>
          </table:table-cell>
          <table:table-cell office:value-type="string" table:style-name="ce19">
            <text:p>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2:</text:p>
          </table:table-cell>
          <table:table-cell table:number-columns-repeated="2" table:style-name="ce2"/>
          <table:table-cell office:value-type="string" table:style-name="ce3">
            <text:p>12.11.2014 - 10.12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raport/zabawy na pustym mvc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ygotowanie prototypów algorytmów w Matlabie, wykonanie raportu wstępnego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3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29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<text:s/>przygotowanie abstraktu oraz wstępu (2h)</text:p>
          </table:table-cell>
          <table:table-cell office:value-type="string" table:style-name="ce30">
            <text:p><text:s/>ok. 12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3">
            <text:p>Uzyskanie sygnału VCG metodą Dowera, wyodrębnienie pętli T w sygnale VCG, przegląd literatury na temat PCA</text:p>
          </table:table-cell>
          <table:table-cell office:value-type="string" table:style-name="ce19">
            <text:p>2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8">
            <text:p>Uzyskanie sygnału VCG metodą Levkova, przegląd literatury na temat PCA dla sygnału VCG i implementacja tej metody w Matlabie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ygotowanie prototypu algorytmu do obliczania entropii aproksymacji i entropii próby w Matlabie. Przykładowa implementacja przygotowanego prototypu w języku C++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ygotowanie prototypu algorytmu do wyznaczania wskaźnika TINN, indeksu trójkątnego, wykresu Poincare, histogramu. Przygotowanie prezentacji.</text:p>
          </table:table-cell>
          <table:table-cell office:value-type="string" table:style-name="ce19">
            <text:p>4 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ygotowanie algorytmu wyznaczającego parametry wykorzystane w klasteryzacji, m. in. Malinowskiej, fast growth w Matlabie, na sygnale testowym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ygotowanie algorytmu klasteryzacji zespołów, w oparciu o wcześniej wyznaczone parametry (MATLAB) oraz sprawdzenie działania na sygnale testowym</text:p>
          </table:table-cell>
          <table:table-cell office:value-type="string" table:style-name="ce19">
            <text:p>1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number-columns-spanned="1" table:number-rows-spanned="2" table:style-name="ce28">
            <text:p>Ektrakcja algortymów z przeglądu literaturowego, próby prototypowania metod w matlabie, praca nad raportem wstępnym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Przygotowanie raporu wstępnego/Prototyt algorytmu w matlab/Próba budowy funkcji w C++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Próba prototypowania pierwowzoru algorytmu w środowisku MATLAB. Tworzenie raportu wstępnego</text:p>
          </table:table-cell>
          <table:table-cell office:value-type="string" table:style-name="ce27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ygotowanie algorytmu wyznaczającego koniec załamka T za pomocą paraboli w matlabie, wykonanie prezentacji.</text:p>
          </table:table-cell>
          <table:table-cell office:value-type="string" table:style-name="ce14">
            <text:p>20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Implementacja algorytmu obliczającego dyspresje QT na podstawiw IQR, wykonanie prezentacji.</text:p>
          </table:table-cell>
          <table:table-cell office:value-type="string" table:style-name="ce1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492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ell Latitude E6540</meta:initial-creator>
    <dc:creator>Ewelina Heyduk</dc:creator>
    <meta:creation-date>2014-11-04T22:12:00Z</meta:creation-date>
    <dc:date>2014-12-08T13:01:06Z</dc:date>
    <meta:editing-cycles>17</meta:editing-cycles>
    <meta:editing-duration>PT4849S</meta:editing-duration>
  </office:meta>
</office:document-meta>
</file>